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Preformatted_20_Text">
      <style:paragraph-properties fo:margin-left="0cm" fo:margin-right="0cm" fo:text-indent="0cm" style:auto-text-indent="false"/>
    </style:style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Title</text:h>
      <text:p text:style-name="Text_20_body"><text:span text:style-name="Strong_20_Emphasis">Mentor–Mentee Communication and Progress Tracking Web Application Using Python</text:span></text:p>
      <text:p text:style-name="Horizontal_20_Line"/>
      <text:h text:style-name="Heading_20_1" text:outline-level="1">1. Project Overview</text:h>
      <text:p text:style-name="Text_20_body">This project is a <text:span text:style-name="Strong_20_Emphasis">web application that connects mentors and mentees</text:span>. It allows mentees to ask questions, schedule meetings, and track their learning progress while mentors can guide them and monitor their performance.</text:p>
      <text:p text:style-name="Text_20_body">The system will also <text:span text:style-name="Strong_20_Emphasis">collect and analyze communication and learning data</text:span> using Python tools like <text:span text:style-name="Strong_20_Emphasis">NumPy, Pandas, and Matplotlib</text:span>, and store all information in a <text:span text:style-name="Strong_20_Emphasis">database</text:span>.</text:p>
      <text:p text:style-name="Horizontal_20_Line"/>
      <text:h text:style-name="Heading_20_1" text:outline-level="1">2. Objectives</text:h>
      <text:list text:style-name="L1">
        <text:list-item>
          <text:p text:style-name="P1">Create a platform where mentors and mentees can communicate.</text:p>
        </text:list-item>
        <text:list-item>
          <text:p text:style-name="P1">Store user details, messages, and progress in a <text:span text:style-name="Strong_20_Emphasis">database</text:span>.</text:p>
        </text:list-item>
        <text:list-item>
          <text:p text:style-name="P1">Use <text:span text:style-name="Strong_20_Emphasis">Pandas DataFrames</text:span> to organize and analyze user data.</text:p>
        </text:list-item>
        <text:list-item>
          <text:p text:style-name="P1">Use <text:span text:style-name="Strong_20_Emphasis">NumPy</text:span> for numerical calculations such as performance scores.</text:p>
        </text:list-item>
        <text:list-item>
          <text:p text:style-name="P1">Use <text:span text:style-name="Strong_20_Emphasis">Matplotlib</text:span> to generate visual charts showing mentee progress.</text:p>
        </text:list-item>
      </text:list>
      <text:p text:style-name="Horizontal_20_Line"/>
      <text:h text:style-name="Heading_20_1" text:outline-level="1">3. Technologies Used</text:h>
      <text:list text:style-name="L2">
        <text:list-item>
          <text:p text:style-name="P2"><text:span text:style-name="Strong_20_Emphasis">Python</text:span> (main programming language)</text:p>
        </text:list-item>
        <text:list-item>
          <text:p text:style-name="P2"><text:span text:style-name="Strong_20_Emphasis">Flask / Django</text:span> for web development</text:p>
        </text:list-item>
        <text:list-item>
          <text:p text:style-name="P2"><text:span text:style-name="Strong_20_Emphasis">SQLite / MySQL</text:span> for database</text:p>
        </text:list-item>
        <text:list-item>
          <text:p text:style-name="P2"><text:span text:style-name="Strong_20_Emphasis">NumPy</text:span> for numerical operations</text:p>
        </text:list-item>
        <text:list-item>
          <text:p text:style-name="P2"><text:span text:style-name="Strong_20_Emphasis">Pandas</text:span> for data analysis and DataFrames</text:p>
        </text:list-item>
        <text:list-item>
          <text:p text:style-name="P2"><text:span text:style-name="Strong_20_Emphasis">Matplotlib</text:span> for data visualization</text:p>
        </text:list-item>
        <text:list-item>
          <text:p text:style-name="P2"><text:span text:style-name="Strong_20_Emphasis">HTML/CSS</text:span> for front-end interface</text:p>
        </text:list-item>
      </text:list>
      <text:p text:style-name="Horizontal_20_Line"/>
      <text:h text:style-name="Heading_20_1" text:outline-level="1"><text:soft-page-break/>4. Main Features</text:h>
      <text:h text:style-name="Heading_20_3" text:outline-level="3">User Registration &amp; Login</text:h>
      <text:list text:style-name="L3">
        <text:list-item>
          <text:p text:style-name="P3">Mentors and mentees create accounts.</text:p>
        </text:list-item>
        <text:list-item>
          <text:p text:style-name="P3">Data stored in database.</text:p>
        </text:list-item>
      </text:list>
      <text:h text:style-name="Heading_20_3" text:outline-level="3">Messaging System</text:h>
      <text:list text:style-name="L4">
        <text:list-item>
          <text:p text:style-name="P4">Mentees can send questions to mentors.</text:p>
        </text:list-item>
        <text:list-item>
          <text:p text:style-name="P4">Mentors can reply and guide them.</text:p>
        </text:list-item>
      </text:list>
      <text:h text:style-name="Heading_20_3" text:outline-level="3">Task / Progress Tracking</text:h>
      <text:list text:style-name="L5">
        <text:list-item>
          <text:p text:style-name="P5">Mentors assign tasks.</text:p>
        </text:list-item>
        <text:list-item>
          <text:p text:style-name="P5">Mentees submit progress updates.</text:p>
        </text:list-item>
      </text:list>
      <text:h text:style-name="Heading_20_3" text:outline-level="3">Data Storage</text:h>
      <text:p text:style-name="Text_20_body">Database tables such as:</text:p>
      <text:list text:style-name="L6">
        <text:list-item>
          <text:p text:style-name="P6">Users</text:p>
        </text:list-item>
        <text:list-item>
          <text:p text:style-name="P6">Messages</text:p>
        </text:list-item>
        <text:list-item>
          <text:p text:style-name="P6">Tasks</text:p>
        </text:list-item>
        <text:list-item>
          <text:p text:style-name="P6">Progress records</text:p>
        </text:list-item>
      </text:list>
      <text:p text:style-name="Horizontal_20_Line"/>
      <text:h text:style-name="Heading_20_1" text:outline-level="1">5. Use of Python Libraries</text:h>
      <text:h text:style-name="Heading_20_3" text:outline-level="3">NumPy</text:h>
      <text:p text:style-name="Text_20_body">Used to calculate:</text:p>
      <text:list text:style-name="L7">
        <text:list-item>
          <text:p text:style-name="P7">Average performance scores</text:p>
        </text:list-item>
        <text:list-item>
          <text:p text:style-name="P7">Task completion percentages</text:p>
        </text:list-item>
        <text:list-item>
          <text:p text:style-name="P7">Statistical metrics of mentee activity</text:p>
        </text:list-item>
      </text:list>
      <text:p text:style-name="Text_20_body">Example:</text:p>
      <text:section text:style-name="Sect1" text:name="code-block-viewer">
        <text:p text:style-name="P8">import numpy as np</text:p>
        <text:p text:style-name="Preformatted_20_Text">scores = np.array([80, 75, 90, 85])</text:p>
        <text:p text:style-name="Preformatted_20_Text">average_score = np.mean(scores)</text:p>
      </text:section>
      <text:p text:style-name="Horizontal_20_Line"/>
      <text:h text:style-name="Heading_20_3" text:outline-level="3"><text:soft-page-break/>Pandas &amp; DataFrames</text:h>
      <text:p text:style-name="Text_20_body">Used to organize and analyze data such as:</text:p>
      <text:list text:style-name="L8">
        <text:list-item>
          <text:p text:style-name="P9">Mentor feedback</text:p>
        </text:list-item>
        <text:list-item>
          <text:p text:style-name="P9">Mentee progress</text:p>
        </text:list-item>
        <text:list-item>
          <text:p text:style-name="P9">Activity logs</text:p>
        </text:list-item>
      </text:list>
      <text:p text:style-name="Text_20_body">Example:</text:p>
      <text:section text:style-name="Sect1" text:name="Section1">
        <text:p text:style-name="P8"><text:bookmark text:name="code-block-viewer"/>import pandas as pd</text:p>
        <text:p text:style-name="Preformatted_20_Text">data = {</text:p>
        <text:p text:style-name="Preformatted_20_Text"><text:s text:c="4"/>"Student": ["A", "B", "C"],</text:p>
        <text:p text:style-name="Preformatted_20_Text"><text:s text:c="4"/>"Score": [80, 75, 90]</text:p>
        <text:p text:style-name="Preformatted_20_Text">}</text:p>
        <text:p text:style-name="Preformatted_20_Text">df = pd.DataFrame(data)</text:p>
        <text:p text:style-name="Preformatted_20_Text">print(df)</text:p>
      </text:section>
      <text:p text:style-name="Horizontal_20_Line"/>
      <text:h text:style-name="Heading_20_3" text:outline-level="3">Database Integration</text:h>
      <text:p text:style-name="Text_20_body">Store and retrieve data like:</text:p>
      <text:list text:style-name="L9">
        <text:list-item>
          <text:p text:style-name="P10">User accounts</text:p>
        </text:list-item>
        <text:list-item>
          <text:p text:style-name="P10">Messages</text:p>
        </text:list-item>
        <text:list-item>
          <text:p text:style-name="P10">Task progress</text:p>
        </text:list-item>
      </text:list>
      <text:p text:style-name="Text_20_body">Example:</text:p>
      <text:section text:style-name="Sect1" text:name="Section2">
        <text:p text:style-name="P8"><text:bookmark text:name="code-block-viewer Copy 1"/>import sqlite3</text:p>
        <text:p text:style-name="Preformatted_20_Text">conn = sqlite3.connect("mentor.db")</text:p>
        <text:p text:style-name="Preformatted_20_Text">cursor = conn.cursor()</text:p>
        <text:p text:style-name="Preformatted_20_Text">cursor.execute("SELECT * FROM users")</text:p>
      </text:section>
      <text:p text:style-name="Horizontal_20_Line"/>
      <text:h text:style-name="Heading_20_3" text:outline-level="3">Matplotlib</text:h>
      <text:p text:style-name="Text_20_body">Visualize mentee performance.</text:p>
      <text:p text:style-name="Text_20_body">Example graphs:</text:p>
      <text:list text:style-name="L10">
        <text:list-item>
          <text:p text:style-name="P11">Task completion rate</text:p>
        </text:list-item>
        <text:list-item>
          <text:p text:style-name="P11">Weekly activity</text:p>
        </text:list-item>
        <text:list-item>
          <text:p text:style-name="P11">Progress over time</text:p>
        </text:list-item>
      </text:list>
      <text:p text:style-name="Text_20_body">Example:</text:p>
      <text:section text:style-name="Sect1" text:name="Section3">
        <text:p text:style-name="P8"><text:bookmark text:name="code-block-viewer Copy 2"/>import matplotlib.pyplot as plt</text:p>
        <text:p text:style-name="Preformatted_20_Text">scores = [80, 75, 90]</text:p>
        <text:p text:style-name="Preformatted_20_Text">plt.plot(scores)</text:p>
        <text:p text:style-name="Preformatted_20_Text">plt.title("Student Progress")</text:p>
        <text:p text:style-name="Preformatted_20_Text">plt.show()</text:p>
      </text:section>
      <text:p text:style-name="Horizontal_20_Line"/>
      <text:h text:style-name="Heading_20_1" text:outline-level="1"><text:soft-page-break/>6. Expected Output</text:h>
      <text:p text:style-name="Text_20_body">The system will:</text:p>
      <text:list text:style-name="L11">
        <text:list-item>
          <text:p text:style-name="P12">Allow mentors and mentees to communicate.</text:p>
        </text:list-item>
        <text:list-item>
          <text:p text:style-name="P12">Store data in a database.</text:p>
        </text:list-item>
        <text:list-item>
          <text:p text:style-name="P12">Analyze user activity using <text:span text:style-name="Strong_20_Emphasis">Pandas DataFrames</text:span>.</text:p>
        </text:list-item>
        <text:list-item>
          <text:p text:style-name="P12">Perform calculations using <text:span text:style-name="Strong_20_Emphasis">NumPy</text:span>.</text:p>
        </text:list-item>
        <text:list-item>
          <text:p text:style-name="P12">Display progress graphs using <text:span text:style-name="Strong_20_Emphasis">Matplotlib</text:span>.</text:p>
        </text:list-item>
      </text:list>
      <text:p text:style-name="Horizontal_20_Line"/>
      <text:h text:style-name="Heading_20_1" text:outline-level="1">7. Future Enhancements</text:h>
      <text:list text:style-name="L12">
        <text:list-item>
          <text:p text:style-name="P13">Video call integration</text:p>
        </text:list-item>
        <text:list-item>
          <text:p text:style-name="P13">AI-based mentor suggestions</text:p>
        </text:list-item>
        <text:list-item>
          <text:p text:style-name="P13">Mobile application version</text:p>
        </text:list-item>
        <text:list-item>
          <text:p text:style-name="P13">Automated progress report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11:41:22.765546900</meta:creation-date>
    <dc:date>2026-03-11T11:42:16.964861700</dc:date>
    <meta:editing-duration>PT56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92" meta:word-count="424" meta:character-count="2661" meta:non-whitespace-character-count="2365"/>
  </office:meta>
</office:document-meta>
</file>